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F000003C03ADB01FE4716CD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" svg:font-family="helve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08cm" svg:height="17.717cm" svg:x="5.446cm" svg:y="0.242cm">
          <draw:image xlink:href="Pictures/100000000000039F000003C03ADB01FE4716CD68.png" xlink:type="simple" xlink:show="embed" xlink:actuate="onLoad">
            <text:p/>
          </draw:image>
        </draw:frame>
        <draw:frame draw:style-name="gr2" draw:text-style-name="P2" draw:layer="layout" svg:width="15.4cm" svg:height="0.823cm" svg:x="6.3cm" svg:y="17.815cm">
          <draw:text-box>
            <text:p>by Moose</text:p>
          </draw:text-box>
        </draw:frame>
        <draw:frame draw:style-name="gr3" draw:text-style-name="P2" draw:layer="layout" svg:width="10.4cm" svg:height="2.362cm" svg:x="17.6cm" svg:y="18.638cm">
          <draw:text-box>
            <text:p>Enrico “Moose #2” Zammit Lonardelli</text:p>
            <text:p>enricozammitlonardelli.com</text:p>
            <text:p>@rustychickenleg</text:p>
          </draw:text-box>
        </draw:frame>
        <draw:frame draw:style-name="gr3" draw:text-style-name="P2" draw:layer="layout" svg:width="7cm" svg:height="2.362cm" svg:x="0cm" svg:y="18.638cm">
          <draw:text-box>
            <text:p>Toby “Moose #1” James</text:p>
            <text:p>tobyjames.xyz</text:p>
            <text:p>@tobyjamez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" svg:font-family="helve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2:13:38.273197213</meta:creation-date>
    <dc:date>2018-02-18T12:34:24.583719528</dc:date>
    <meta:editing-duration>PT20M46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